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stump. 
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19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 
</text:p>
          </table:table-cell>
          <table:table-cell table:style-name="ce0" office:value-type="string">
            <text:p>The switch has been pressed.
</text:p>
          </table:table-cell>
          <table:table-cell table:number-columns-repeated="1019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is a switch here labeled "Reset". 
</text:p>
          </table:table-cell>
          <table:table-cell table:style-name="ce0" office:value-type="string">
            <text:p>There's a switch here, labeled "Reset".</text:p>
          </table:table-cell>
          <table:table-cell table:number-columns-repeated="1019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my... I got lost in here. 
</text:p>
          </table:table-cell>
          <table:table-cell table:style-name="ce0" office:value-type="string">
            <text:p>Merchant
"Oh dear, oh dear—... I got myself lost—."</text:p>
          </table:table-cell>
          <table:table-cell table:number-columns-repeated="1019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well, where there's a customer, there's a sale! 
</text:p>
          </table:table-cell>
          <table:table-cell table:style-name="ce0" office:value-type="string">
            <text:p>Merchant
"Oh well, where there's a customer, there's a
sale!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6:05:28+01:00</meta:creation-date>
    <dc:date>2019-11-03T16:05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